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3.5071in"/>
    </style:style>
    <style:style style:name="co3" style:family="table-column">
      <style:table-column-properties fo:break-before="auto" style:column-width="2.883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Description</text:p>
          </table:table-cell>
          <table:table-cell office:value-type="string">
            <text:p>Additional Note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Drop Pods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1" office:value-type="string">
            <text:p>Drop Pod Door Close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>
            <text:p>Drop Pod Fin Spin Up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>
            <text:p>Wind rushing by as pod falls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>
            <text:p>Drop pod crack open/explosion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loating Platfor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etal Grate Footstep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loating platform turbin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iosk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Generic computer whirring,subtle beep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tal thud when kick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cceptance Soun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craping sound when mov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nied Soun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ullets</text:p>
          </table:table-cell>
          <table:table-cell/>
          <table:table-cell office:value-type="string">
            <text:p>If we can have multiple bullet impact sound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ullet concrete impact</text:p>
          </table:table-cell>
          <table:table-cell office:value-type="string">
            <text:p>that would be great, so we can alternate tho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irt impact</text:p>
          </table:table-cell>
          <table:table-cell office:value-type="string">
            <text:p>sound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etal impac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uman/meat impac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oppler friendly bullet whiz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lesh bullet impac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ead shot soun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xplosiion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Grenad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lash ba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ersonal E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eneral Item Uses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1" office:value-type="string">
            <text:p>Spawn – Sat expansion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>
            <text:p>Personal Shield Turning On</text:p>
          </table:table-cell>
          <table:table-cell table:style-name="ce1" table:number-columns-repeated="1022"/>
        </table:table-row>
        <table:table-row table:style-name="ro1">
          <table:table-cell/>
          <table:table-cell office:value-type="string">
            <text:p>Cooling Mag Used</text:p>
          </table:table-cell>
          <table:table-cell office:value-type="string">
            <text:p>This is the sound that is made when a cooling mag is consumed. <text:s/>Cooling mags create an infusion type sound when they keep a weapon from overheating.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hrowing grenade (Pin pull?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uttle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Shuttle Spin Up Soun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huttle raising through the ai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huttle engine engage (moving forward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huttle “Drop off” sound when it lets someone out</text:p>
          </table:table-cell>
          <table:table-cell office:value-type="string">
            <text:p>Think star craft for the cachunk sound when a person is dropped off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9/09/2014</text:date>, <text:time>16:3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njamin McCallister</meta:initial-creator>
    <meta:creation-date>2014-09-09T10:43:49.34</meta:creation-date>
    <dc:date>2014-09-09T16:36:18.49</dc:date>
    <dc:creator>Benjamin McCallister</dc:creator>
    <meta:editing-duration>PT00H05M38S</meta:editing-duration>
    <meta:editing-cycles>1</meta:editing-cycles>
    <meta:generator>OpenOffice.org/3.1$Win32 OpenOffice.org_project/310m19$Build-9420</meta:generator>
    <meta:document-statistic meta:table-count="3" meta:cell-count="44" meta:object-count="0"/>
  </office:meta>
</office:document-meta>
</file>